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95pt"/>
    </style:style>
    <style:style style:name="co2" style:family="table-column">
      <style:table-column-properties fo:break-before="auto" style:column-width="217.64pt"/>
    </style:style>
    <style:style style:name="co3" style:family="table-column">
      <style:table-column-properties fo:break-before="auto" style:column-width="414.74pt"/>
    </style:style>
    <style:style style:name="co4" style:family="table-column">
      <style:table-column-properties fo:break-before="auto" style:column-width="469.59pt"/>
    </style:style>
    <style:style style:name="co5" style:family="table-column">
      <style:table-column-properties fo:break-before="auto" style:column-width="430.21pt"/>
    </style:style>
    <style:style style:name="co6" style:family="table-column">
      <style:table-column-properties fo:break-before="auto" style:column-width="305.89pt"/>
    </style:style>
    <style:style style:name="co7" style:family="table-column">
      <style:table-column-properties fo:break-before="auto" style:column-width="308.01pt"/>
    </style:style>
    <style:style style:name="co8" style:family="table-column">
      <style:table-column-properties fo:break-before="auto" style:column-width="174.44pt"/>
    </style:style>
    <style:style style:name="co9" style:family="table-column">
      <style:table-column-properties fo:break-before="auto" style:column-width="295.91pt"/>
    </style:style>
    <style:style style:name="co10" style:family="table-column">
      <style:table-column-properties fo:break-before="auto" style:column-width="358.95pt"/>
    </style:style>
    <style:style style:name="co11" style:family="table-column">
      <style:table-column-properties fo:break-before="auto" style:column-width="349.94pt"/>
    </style:style>
    <style:style style:name="co12" style:family="table-column">
      <style:table-column-properties fo:break-before="auto" style:column-width="275.81pt"/>
    </style:style>
    <style:style style:name="co13" style:family="table-column">
      <style:table-column-properties fo:break-before="auto" style:column-width="539.86pt"/>
    </style:style>
    <style:style style:name="co14" style:family="table-column">
      <style:table-column-properties fo:break-before="auto" style:column-width="299pt"/>
    </style:style>
    <style:style style:name="co15" style:family="table-column">
      <style:table-column-properties fo:break-before="auto" style:column-width="300.5pt"/>
    </style:style>
    <style:style style:name="co16" style:family="table-column">
      <style:table-column-properties fo:break-before="auto" style:column-width="64.01pt"/>
    </style:style>
    <style:style style:name="ro1" style:family="table-row">
      <style:table-row-properties style:row-height="74.61pt" fo:break-before="auto" style:use-optimal-row-height="false"/>
    </style:style>
    <style:style style:name="ro2" style:family="table-row">
      <style:table-row-properties style:row-height="38.55pt" fo:break-before="auto" style:use-optimal-row-height="false"/>
    </style:style>
    <style:style style:name="ro3" style:family="table-row">
      <style:table-row-properties style:row-height="42.24pt" fo:break-before="auto" style:use-optimal-row-height="false"/>
    </style:style>
    <style:style style:name="ro4" style:family="table-row">
      <style:table-row-properties style:row-height="46.01pt" fo:break-before="auto" style:use-optimal-row-height="false"/>
    </style:style>
    <style:style style:name="ro5" style:family="table-row">
      <style:table-row-properties style:row-height="36.06pt" fo:break-before="auto" style:use-optimal-row-height="false"/>
    </style:style>
    <style:style style:name="ro6" style:family="table-row">
      <style:table-row-properties style:row-height="49.75pt" fo:break-before="auto" style:use-optimal-row-height="false"/>
    </style:style>
    <style:style style:name="ro7" style:family="table-row">
      <style:table-row-properties style:row-height="35.04pt" fo:break-before="auto" style:use-optimal-row-height="true"/>
    </style:style>
    <style:style style:name="ro8" style:family="table-row">
      <style:table-row-properties style:row-height="34.81pt" fo:break-before="auto" style:use-optimal-row-height="false"/>
    </style:style>
    <style:style style:name="ro9" style:family="table-row">
      <style:table-row-properties style:row-height="33.56pt" fo:break-before="auto" style:use-optimal-row-height="false"/>
    </style:style>
    <style:style style:name="ro10" style:family="table-row">
      <style:table-row-properties style:row-height="31.04pt" fo:break-before="auto" style:use-optimal-row-height="false"/>
    </style:style>
    <style:style style:name="ro11" style:family="table-row">
      <style:table-row-properties style:row-height="27.35pt" fo:break-before="auto" style:use-optimal-row-height="false"/>
    </style:style>
    <style:style style:name="ro12" style:family="table-row">
      <style:table-row-properties style:row-height="43.51pt" fo:break-before="auto" style:use-optimal-row-height="false"/>
    </style:style>
    <style:style style:name="ro13" style:family="table-row">
      <style:table-row-properties style:row-height="28.6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style:style style:name="ce2"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007"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2" table:number-columns-repeated="1007"/>
        </table:table-row>
        <table:table-row table:style-name="ro2">
          <table:table-cell office:value-type="string" calcext:value-type="string">
            <text:p>Solution Architect</text:p>
          </table:table-cell>
          <table:table-cell office:value-type="string" calcext:value-type="string">
            <text:p>Unisoft Systems Ltd. </text:p>
          </table:table-cell>
          <table:table-cell office:value-type="string" calcext:value-type="string">
            <text:p/>
            <text:p>                                                                01</text:p>
            <text:p>                                                                </text:p>
          </table:table-cell>
          <table:table-cell office:value-type="string" calcext:value-type="string">
            <text:p/>
            <text:p>Responsible to produce and maintain relevant artifacts such as System Solution Design (SSD) and Technical architecture blue prints</text:p>
            <text:p>Participate in the development of architectural standards.</text:p>
            <text:p>Analyze and Design Service Oriented Architecture using JAVA, ASP.net.</text:p>
            <text:p>Develop ASP.NET; ASP.NET Web API based web application in both SQL and Oracle DB.</text:p>
            <text:p/>
          </table:table-cell>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Division</text:p>
            <text:p>                                                                    </text:p>
          </table:table-cell>
          <table:table-cell/>
          <table:table-cell office:value-type="string" calcext:value-type="string">
            <text:p/>
            <text:p>Minimum B.Sc in CSE/ ICE/ IT from reputed university.</text:p>
            <text:p/>
          </table:table-cell>
          <table:table-cell office:value-type="string" calcext:value-type="string">
            <text:p/>
            <text:p>Both males and females are allowed to apply</text:p>
            <text:p>Strong understanding and Experience in Service Oriented Architecture and Design using JAVA, ASP.net.</text:p>
            <text:p>Experienced in open and closed sourced architecture and Design.</text:p>
            <text:p>More than 5 years Strong working knowledge of C#, ASP.Net, .Net Web Services, LINQ, MVC3 or MVC4, Lin, Entity Framework, Web API, Crystal Reporting.</text:p>
            <text:p>Clear Concept of Web Technology, IIS-6, 7, Must know Ajax, JQuery, JavaScript libraries, Google API, Html5,CSS3.</text:p>
            <text:p>UI development experience using Telerik RAD controls, Ajax toolkit and Kendo UI preferred</text:p>
            <text:p>Solid XML processing skills with .NET APIs preferred</text:p>
            <text:p>Excellent capability of writing complex SQL queries, Stored procedures and SQL functions</text:p>
            <text:p>Real world experience of Software Development life cycle and Clear concept of Object oriented Programming.</text:p>
            <text:p>Extensive knowledge in develop cross-browser responsive UI design using Bootstrap.Experience in SOAP, REST full web services.</text:p>
            <text:p>Strong knowledge of Database Programming such as Oracle10g/11g, SQL Server 2008R2/2012 or higher, RDBMS, Backup, Performance Tuning.</text:p>
            <text:p>Clear Concept of Oracle networking, TNS, Service, Toad or Oracle SQL Developer.</text:p>
            <text:p>Must be familiar with Agile or Water fall Software development model.</text:p>
            <text:p>Android Programming Experience and Cloud Computing/Cloud Server is added Advantages.</text:p>
            <text:p>Working knowledge in Linux platform will be an added advantage</text:p>
            <text:p>Strong familiarity with Service Oriented Architectures and Software Development Life cycle.</text:p>
            <text:p>Should be able to understand business requirements &amp; apply technical skills to complete work assignment Knowledge on database management, tuning is preferable(Not Necessary)</text:p>
            <text:p>Apply expert level software development knowledge and industry best practices</text:p>
            <text:p>Real world experience of Software Development life cycle and Clear concept of Object oriented Programming.</text:p>
            <text:p>The ability to analyze business needs and conceive, design, and develop innovative solutions</text:p>
            <text:p>Fluency in written and spoken English.</text:p>
            <text:p>Ability to work under pressure</text:p>
            <text:p>Must be proactive and able to execute tasks efficiently</text:p>
            <text:p>Extremely efficient in identifying end user requirements.</text:p>
            <text:p>Ability to work in a team environment.</text:p>
            <text:p>Excellent communication skills and a cooperative, positive attitude is required.</text:p>
            <text:p/>
          </table:table-cell>
          <table:table-cell office:value-type="string" calcext:value-type="string">
            <text:p/>
            <text:p>Â Negotiable</text:p>
            <text:p>                                                                    </text:p>
          </table:table-cell>
          <table:table-cell office:value-type="string" calcext:value-type="string">
            <text:p/>
            <text:p>Attractive Learning &amp; Development Scope and Enriched Professional Exposure, Other Benefits as per company policy.</text:p>
            <text:p/>
          </table:table-cell>
          <table:table-cell office:value-type="string" calcext:value-type="string">
            <text:p/>
            <text:p>Â Oct 31, 2019</text:p>
            <text:p>                                                                        </text:p>
          </table:table-cell>
          <table:table-cell office:value-type="string" calcext:value-type="string">
            <text:p/>
            <text:p>Â Nov 29, 2019</text:p>
            <text:p>                                                                        </text:p>
          </table:table-cell>
          <table:table-cell table:number-columns-repeated="1007"/>
        </table:table-row>
        <table:table-row table:style-name="ro3">
          <table:table-cell office:value-type="string" calcext:value-type="string">
            <text:p>Project Manager</text:p>
          </table:table-cell>
          <table:table-cell office:value-type="string" calcext:value-type="string">
            <text:p>Sayem Group </text:p>
          </table:table-cell>
          <table:table-cell office:value-type="string" calcext:value-type="string">
            <text:p/>
            <text:p>                                                                01</text:p>
            <text:p>                                                                </text:p>
          </table:table-cell>
          <table:table-cell office:value-type="string" calcext:value-type="string">
            <text:p>Should be able to communicate and satisfy clients and well experienced of dealing clients in Bangladesh.</text:p>
            <text:p>Coordinate internal resources and third parties/vendors for the flawless execution of projects</text:p>
            <text:p>Ensure that all projects are delivered on-time, within scope and within budget</text:p>
            <text:p>Developing project scopes and objectives, involving all relevant stakeholders and ensuring technical feasibility</text:p>
            <text:p>Ensure resource availability and allocation</text:p>
            <text:p>Develop a detailed project plan to track progress</text:p>
            <text:p>Use appropriate verification techniques to manage changes in project scope, schedule and costs</text:p>
            <text:p>Measure project performance using appropriate systems, tools and techniques</text:p>
            <text:p>Report and escalate to management as needed</text:p>
            <text:p>Manage the relationship with the client and all stakeholders</text:p>
            <text:p>Perform risk management to minimize project risks</text:p>
            <text:p>Establish and maintain relationships with third parties/vendors</text:p>
            <text:p>Create and maintain comprehensive project documentation</text:p>
          </table:table-cell>
          <table:table-cell office:value-type="string" calcext:value-type="string">
            <text:p><text:span text:style-name="T1"> Ideal candidate should be experienced in web based application project management with at least 3 years experienced as a Project Manager</text:span></text:p>
            <text:p><text:span text:style-name="T1">                                                        </text:span></text:p>
          </table:table-cell>
          <table:table-cell office:value-type="string" calcext:value-type="string">
            <text:p/>
            <text:p>                                                                Full-time</text:p>
            <text:p>                                                            </text:p>
          </table:table-cell>
          <table:table-cell office:value-type="string" calcext:value-type="string">
            <text:p/>
            <text:p>Â 5 to 8 year(s)</text:p>
            <text:p>                                                                    </text:p>
          </table:table-cell>
          <table:table-cell office:value-type="string" calcext:value-type="string">
            <text:p/>
            <text:p>Â Both males and females are allowed to apply</text:p>
            <text:p>                                                                    </text:p>
          </table:table-cell>
          <table:table-cell office:value-type="string" calcext:value-type="string">
            <text:p/>
            <text:p>Â Age 30 to 40 years</text:p>
            <text:p>                                                                    </text:p>
          </table:table-cell>
          <table:table-cell office:value-type="string" calcext:value-type="string">
            <text:p/>
            <text:p>Â Dhaka (Uttara)</text:p>
            <text:p>                                                                    </text:p>
          </table:table-cell>
          <table:table-cell/>
          <table:table-cell office:value-type="string" calcext:value-type="string">
            <text:p/>
            <text:p>Bachelor of Science (BSc) in CSE, Masters degree in any discipline</text:p>
            <text:p>Skills Required:  PHP,  WordPress, 2+ Years experience with Laravel and Vue js, Agile methodology, Project Manager (Software), python</text:p>
            <text:p/>
          </table:table-cell>
          <table:table-cell office:value-type="string" calcext:value-type="string">
            <text:p/>
            <text:p>Age 30 to 40 years </text:p>
            <text:p>Both males and females are allowed to apply</text:p>
            <text:p>Proven experience of leading a team of software Engineers including performance, development and disciplinary issues</text:p>
            <text:p>Must be familiar with any major programming language like C/C++, C#, Java, PHP etc.</text:p>
            <text:p>Must be familiar with any relational database like MS SQL, MySQL etc.</text:p>
            <text:p>Must be familiar with any project management tools like MS Project, Jira, Trello, Teamwork, Pivotal etc.</text:p>
            <text:p>Must have good knowledge of Software development life cycle</text:p>
            <text:p>Must be results focused and be a logical, objective thinker</text:p>
            <text:p>Strong command over written and spoken English</text:p>
            <text:p>Excellent client-facing and internal communication skills</text:p>
            <text:p>Excellent written and verbal communication skills</text:p>
            <text:p>Solid organizational skills including attention to detail and multitasking skills</text:p>
            <text:p>Proven working experience in project management</text:p>
            <text:p>Proven mentoring and team leading capabilities</text:p>
            <text:p>Ability to solve problems independently with minimal guidance</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text:p>
            <text:p/>
          </table:table-cell>
          <table:table-cell office:value-type="string" calcext:value-type="string">
            <text:p/>
            <text:p>Â Oct 31, 2019</text:p>
            <text:p>                                                                        </text:p>
          </table:table-cell>
          <table:table-cell office:value-type="string" calcext:value-type="string">
            <text:p/>
            <text:p>Â Nov 15, 2019</text:p>
            <text:p>                                                                        </text:p>
          </table:table-cell>
          <table:table-cell table:number-columns-repeated="1007"/>
        </table:table-row>
        <table:table-row table:style-name="ro4">
          <table:table-cell office:value-type="string" calcext:value-type="string">
            <text:p>Senior Developer (Android)</text:p>
          </table:table-cell>
          <table:table-cell office:value-type="string" calcext:value-type="string">
            <text:p>ABH World Ltd </text:p>
          </table:table-cell>
          <table:table-cell office:value-type="string" calcext:value-type="string">
            <text:p/>
            <text:p>                                                                4</text:p>
            <text:p>                                                                </text:p>
          </table:table-cell>
          <table:table-cell office:value-type="string" calcext:value-type="string">
            <text:p/>
            <text:p>UX/UI Understanding according to the guidelines Material Design.</text:p>
            <text:p>Experience with Google Play Services API (which includes Location, Map, GCM, Calendar, etc.) Moreover, it is crucial to implement this feature with data protection to attract more customers to use the app).</text:p>
            <text:p>SDK modules of Java code that give developers access to device functions like the camera and accelerometer</text:p>
            <text:p>XML</text:p>
            <text:p>Design patterns (GoF) and architecture of the applications</text:p>
            <text:p>Strong knowledge of Collections, Multithreading, IO, Networking, Generics, Profiling</text:p>
            <text:p>Familiarity with RESTful APIs to connect Android applications to back-end services</text:p>
            <text:p>Ability to understand business requirements and translate them into technical requirements</text:p>
            <text:p>Familiarity with cloud message APIs and push notifications</text:p>
            <text:p>Work with outside data sources and APIs</text:p>
            <text:p>Experience working with remote data via REST and JSON</text:p>
            <text:p>Experience with third-party libraries and APIs</text:p>
            <text:p>Have published at least one original Android app</text:p>
            <text:p>A strong understanding of the full life cycle of app development using Google's Developer Portal</text:p>
            <text:p>Extensive knowledge of Android design principles and third-party libraries</text:p>
            <text:p>A solid foundation of modern Java data structures, algorithms, and software design and can consistently deliver testable, scalable, highly-readable code using OO best practices.</text:p>
            <text:p>Experience with cloud messaging API's, offline storage, background processing, threading, and performance tuning, caching and performance optimization.</text:p>
            <text:p>Hands on experience with continuous integration</text:p>
            <text:p>Experience publishing Android apps to the Play Store</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6 to 30 years</text:p>
            <text:p>                                                                    </text:p>
          </table:table-cell>
          <table:table-cell office:value-type="string" calcext:value-type="string">
            <text:p/>
            <text:p>Â Anywhere in Bangladesh</text:p>
            <text:p>                                                                    </text:p>
          </table:table-cell>
          <table:table-cell/>
          <table:table-cell office:value-type="string" calcext:value-type="string">
            <text:p/>
            <text:p>Bachelor degree in any discipline</text:p>
            <text:p/>
          </table:table-cell>
          <table:table-cell office:value-type="string" calcext:value-type="string">
            <text:p/>
            <text:p>Age 26 to 30 years </text:p>
            <text:p>Both males and females are allowed to apply</text:p>
            <text:p>Strong Android development skills (3+ years of experience building high-quality Android apps</text:p>
            <text:p>Strong Java development skills (3+ years of development experience in Java - Java SE)</text:p>
            <text:p>Strong knowledge of Android UI design principles, patterns, and best practices</text:p>
            <text:p>Experience with offline storage, threading, and performance tuning</text:p>
            <text:p/>
          </table:table-cell>
          <table:table-cell office:value-type="string" calcext:value-type="string">
            <text:p/>
            <text:p>Â Tk. 60000 - 70000 (Monthly)</text:p>
            <text:p>                                                                    </text:p>
          </table:table-cell>
          <table:table-cell office:value-type="string" calcext:value-type="string">
            <text:p/>
            <text:p>Credit cardLunch Facilities: Full SubsidizeSalary Review: Half YearlyTea</text:p>
            <text:p>Evening Snacks</text:p>
            <text:p>Gaming/Refreshment Zone</text:p>
            <text:p>Yearly 2 Festival bonus. </text:p>
            <text:p>Dinner (For night shift)</text:p>
            <text:p>Yearly Tour</text:p>
            <text:p/>
          </table:table-cell>
          <table:table-cell office:value-type="string" calcext:value-type="string">
            <text:p/>
            <text:p>Â Oct 30, 2019</text:p>
            <text:p>                                                                        </text:p>
          </table:table-cell>
          <table:table-cell office:value-type="string" calcext:value-type="string">
            <text:p/>
            <text:p>Â Nov 2, 2019</text:p>
            <text:p>                                                                        </text:p>
          </table:table-cell>
          <table:table-cell table:number-columns-repeated="1007"/>
        </table:table-row>
        <table:table-row table:style-name="ro3">
          <table:table-cell office:value-type="string" calcext:value-type="string">
            <text:p>Professional (Automation and Verification)</text:p>
          </table:table-cell>
          <table:table-cell office:value-type="string" calcext:value-type="string">
            <text:p>Samsung R&amp;D Institute Bangladesh Ltd. </text:p>
          </table:table-cell>
          <table:table-cell office:value-type="string" calcext:value-type="string">
            <text:p/>
            <text:p>                                                                Not specific</text:p>
            <text:p>                                                                </text:p>
          </table:table-cell>
          <table:table-cell office:value-type="string" calcext:value-type="string">
            <text:p>Design, Develop, Implement, and Test of Automation Scripts that will interact with multiple Systems</text:p>
            <text:p>Fine tune performance and operation issues that arise</text:p>
            <text:p>Communicate with requester and different stakeholders regarding the implementation, issue fixing and process change</text:p>
            <text:p>Provide on-going operational support including upgrades, defect fixes and any Process change activities.</text:p>
            <text:p>Function as integrator between business needs and technology solutions, helping to create technology solutions to meet client's business needs.</text:p>
            <text:p>Defining systems strategy, developing system requirements, designing, prototyping, and testing custom technology solutions, and supporting system implementation</text:p>
          </table:table-cell>
          <table:table-cell office:value-type="string" calcext:value-type="string">
            <text:p><text:span text:style-name="T1">Samsung R&amp;D Institute Bangladesh (SRBD), the first R&amp;D multinational company in Bangladesh. From its very inception, SRBD is devoted to build a better future by making the most innovative research environment where young engineers, researchers, academia, experts can freely share their expertise and knowledge and shape the future in ways never imagined before while creating new value to improve people`s lives. As a renowned organization, SRBD is inviting application from eligible Bangladeshi nationals for the following position.</text:span></text:p>
            <text:p><text:span text:style-name="T1">                                                        </text:span></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table:table-cell office:value-type="string" calcext:value-type="string">
            <text:p/>
            <text:p>Bachelor of Science (BSc) in CSE</text:p>
            <text:p/>
          </table:table-cell>
          <table:table-cell office:value-type="string" calcext:value-type="string">
            <text:p/>
            <text:p>Minimum CGPA 3 out of 4</text:p>
            <text:p>Experience in application development, maintenance and support of defined emerging automation technologies </text:p>
            <text:p>Provides expert programming and analytic skills for Systems Automation assignments. </text:p>
            <text:p>Displays deep knowledge with hands on experience of Scripting Languages (Python, Shell Script, VB Script, Bash Script), Software Development Lifecycle, Development methods and tools </text:p>
            <text:p>Able to develop and lead the development of automation solutions by creating new business process re-engineering approaches </text:p>
            <text:p>ERP system development and understanding will be considered an advantage</text:p>
            <text:p/>
          </table:table-cell>
          <table:table-cell table:number-columns-repeated="2"/>
          <table:table-cell office:value-type="string" calcext:value-type="string">
            <text:p/>
            <text:p>Â Oct 30, 2019</text:p>
            <text:p>                                                                        </text:p>
          </table:table-cell>
          <table:table-cell office:value-type="string" calcext:value-type="string">
            <text:p/>
            <text:p>Â Nov 9, 2019</text:p>
            <text:p>                                                                        </text:p>
          </table:table-cell>
          <table:table-cell table:number-columns-repeated="1007"/>
        </table:table-row>
        <table:table-row table:style-name="ro5">
          <table:table-cell office:value-type="string" calcext:value-type="string">
            <text:p>Officer, MIS</text:p>
          </table:table-cell>
          <table:table-cell office:value-type="string" calcext:value-type="string">
            <text:p>Elson Foods (BD) Ltd. </text:p>
          </table:table-cell>
          <table:table-cell office:value-type="string" calcext:value-type="string">
            <text:p/>
            <text:p>                                                                Not specific</text:p>
            <text:p>                                                                </text:p>
          </table:table-cell>
          <table:table-cell office:value-type="string" calcext:value-type="string">
            <text:p/>
            <text:p>Monitoring of primary, secondary and tertiary sales data and generating necessary reports thereofAnalyze sales data and stocks data of all distributors and create segmentation of fast moving and slow moving stylesCreate order v/s delivery and posting in the inventory management software on a daily basis.Continuously work with the software developer company to make software modifications, upgrades and fix bugs as per company objectiveTracking trade offer, distributor receivables, distributor payables and various inflows and outflows.Manage the customer management program databaseDevelop and implement all activities and plans for various sales promotions to achieve sales targetGenerate regular reports at regular intervals to the management in regard to priority areasCarry out sales audit (if required)Any other task assign by management</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table:table-cell office:value-type="string" calcext:value-type="string">
            <text:p/>
            <text:p>Master of Business Administration (MBA) in Marketing</text:p>
            <text:p/>
          </table:table-cell>
          <table:table-cell office:value-type="string" calcext:value-type="string">
            <text:p/>
            <text:p>Age 25 to 30 years </text:p>
            <text:p>Both males and females are allowed to apply</text:p>
            <text:p/>
          </table:table-cell>
          <table:table-cell office:value-type="string" calcext:value-type="string">
            <text:p/>
            <text:p>Â Tk. 14000 - 15000 (Monthly)</text:p>
            <text:p>                                                                    </text:p>
          </table:table-cell>
          <table:table-cell office:value-type="string" calcext:value-type="string">
            <text:p/>
            <text:p>Mobile bill, Tour allowanceFestival Bonus: 2</text:p>
            <text:p/>
          </table:table-cell>
          <table:table-cell office:value-type="string" calcext:value-type="string">
            <text:p/>
            <text:p>Â Oct 30, 2019</text:p>
            <text:p>                                                                        </text:p>
          </table:table-cell>
          <table:table-cell office:value-type="string" calcext:value-type="string">
            <text:p/>
            <text:p>Â Nov 14, 2019</text:p>
            <text:p>                                                                        </text:p>
          </table:table-cell>
          <table:table-cell table:number-columns-repeated="1007"/>
        </table:table-row>
        <table:table-row table:style-name="ro6">
          <table:table-cell office:value-type="string" calcext:value-type="string">
            <text:p>UI/UX Designer</text:p>
          </table:table-cell>
          <table:table-cell office:value-type="string" calcext:value-type="string">
            <text:p>ABH World Ltd </text:p>
          </table:table-cell>
          <table:table-cell office:value-type="string" calcext:value-type="string">
            <text:p/>
            <text:p>                                                                3</text:p>
            <text:p>                                                                </text:p>
          </table:table-cell>
          <table:table-cell office:value-type="string" calcext:value-type="string">
            <text:p/>
            <text:p>Develop technical and business requirements and always strive to deliver intuitive and user-centered solutions</text:p>
            <text:p>Combine creativity with an awareness of the design elements</text:p>
            <text:p>Create prototypes for new product ideas</text:p>
            <text:p>Test new ideas before implementing </text:p>
            <text:p>Conduct an ongoing user research</text:p>
            <text:p>Design graphic user interface elements, like dashboard, app, website</text:p>
            <text:p>Develop UI mockups and prototypes that clearly illustrate how sites function and look like</text:p>
            <text:p>Create original graphic designs (e.g. images, sketches and tables)</text:p>
            <text:p>Identify and troubleshoot UX problems</text:p>
            <text:p>Proven work experience as a UI/UX Designer or similar role</text:p>
            <text:p>Portfolio of design projects (Different kinds of objects.)</text:p>
            <text:p>Test new ideas before implementing </text:p>
            <text:p>Create prototypes for new product ideas</text:p>
            <text:p>Collaborating with the marketing team, and internal and external designers to ensure the creation and delivery of tailored experiences for the digital user</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3 to 30 years</text:p>
            <text:p>                                                                    </text:p>
          </table:table-cell>
          <table:table-cell office:value-type="string" calcext:value-type="string">
            <text:p/>
            <text:p>Â Dhaka</text:p>
            <text:p>                                                                    </text:p>
          </table:table-cell>
          <table:table-cell/>
          <table:table-cell office:value-type="string" calcext:value-type="string">
            <text:p/>
            <text:p>Bachelor degree in any discipline</text:p>
            <text:p/>
          </table:table-cell>
          <table:table-cell office:value-type="string" calcext:value-type="string">
            <text:p/>
            <text:p>Age 23 to 30 years </text:p>
            <text:p>Both males and females are allowed to apply</text:p>
            <text:p>3 years of experience as UI/UX Designer</text:p>
            <text:p>Ability to discuss and explain design options</text:p>
            <text:p>UI/UX design portfolio</text:p>
            <text:p>Excellent interpersonal and communication skills</text:p>
            <text:p>Detail oriented</text:p>
            <text:p>Critical thinker</text:p>
            <text:p>Problem solver and customer-centered</text:p>
            <text:p>Some knowledge of Usability Factors in Human Computer Interaction</text:p>
            <text:p/>
          </table:table-cell>
          <table:table-cell office:value-type="string" calcext:value-type="string">
            <text:p/>
            <text:p>Â Tk. 20000 - 35000 (Monthly)</text:p>
            <text:p>                                                                    </text:p>
          </table:table-cell>
          <table:table-cell office:value-type="string" calcext:value-type="string">
            <text:p/>
            <text:p>Credit card, Weekly 2 holidaysLunch Facilities: Full SubsidizeSalary Review: Half YearlyFestival Bonus: 2Tea</text:p>
            <text:p>Evening Snacks</text:p>
            <text:p>Gaming/Refreshment Zone</text:p>
            <text:p>Dinner (For night shift)</text:p>
            <text:p>Yearly Tour</text:p>
            <text:p/>
          </table:table-cell>
          <table:table-cell office:value-type="string" calcext:value-type="string">
            <text:p/>
            <text:p>Â Oct 30, 2019</text:p>
            <text:p>                                                                        </text:p>
          </table:table-cell>
          <table:table-cell office:value-type="string" calcext:value-type="string">
            <text:p/>
            <text:p>Â Oct 31, 2019</text:p>
            <text:p>                                                                        </text:p>
          </table:table-cell>
          <table:table-cell table:number-columns-repeated="1007"/>
        </table:table-row>
        <table:table-row table:style-name="ro7">
          <table:table-cell office:value-type="string" calcext:value-type="string">
            <text:p>à¦Ÿà§‡à¦•à¦¨à¦¿à¦¶à¦¿à§Ÿà¦¾à¦¨ (à¦¨à§‡à¦Ÿà¦“à§Ÿà¦¾à¦°à§à¦•)</text:p>
          </table:table-cell>
          <table:table-cell office:value-type="string" calcext:value-type="string">
            <text:p>à¦œà¦¿ <text:s/>à¦¨à§‡à¦Ÿ <text:s/>à¦•à¦°à§à¦ªà§‹à¦°à§‡à¦¶à¦¨ </text:p>
          </table:table-cell>
          <table:table-cell office:value-type="string" calcext:value-type="string">
            <text:p/>
            <text:p>                                                                Not specific</text:p>
            <text:p>                                                                </text:p>
          </table:table-cell>
          <table:table-cell office:value-type="string" calcext:value-type="string">
            <text:p/>
            <text:p>                                                            à¦‡à¦¨à§à¦Ÿà¦¾à¦°à¦¨à§‡à¦Ÿ à¦­à¦¿à¦¤à§à¦¤à¦¿à¦• à¦¬à§à¦°à¦¡à¦¬à§à¦¯à¦¾à¦¨à§à¦¡ à¦•à§‹à¦®à§à¦ªà¦¾à¦¨à¦¿à¦° à¦œà¦¨à§à¦¯ à¦à¦•à¦œà¦¨ à¦¦à¦•à§à¦· à¦Ÿà§‡à¦•à¦¨à¦¿à¦¶à¦¿à§Ÿà¦¾à¦¨ à¦ªà§à¦°à§Ÿà§‹à¦œà¦¨à¥¤</text:p>
            <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à¦¸à¦¿à¦²à§‡à¦Ÿ</text:p>
            <text:p>                                                                    </text:p>
          </table:table-cell>
          <table:table-cell/>
          <table:table-cell office:value-type="string" calcext:value-type="string">
            <text:p/>
            <text:p>à¦à¦‡à¦šà¦à¦¸à¦¸à¦¿/ à¦¸à¦®à¦®à¦¾à¦¨ (à¦­à§‹à¦•à§‡à¦¶à¦¨à¦¾à¦²) à¦¹à¦¤à§‡ à¦ªà¦¾à¦¶ à¦¹à¦¤à§‡ à¦¹à¦¬à§‡ à¦à¦¬à¦‚ à¦¨à§‡à¦Ÿà¦“à§Ÿà¦¾à¦°à§à¦• à¦‡à¦žà§à¦œà¦¿à¦¨à¦¿à§Ÿà¦¾à¦°à¦¿à¦‚ à¦¬à¦¿à¦·à§Ÿ à¦¸à¦®à§à¦ªà¦°à§à¦•à§‡ à¦œà¦¾à¦¨à¦¾ à¦¥à¦¾à¦•à¦¤à§‡ à¦¹à¦¬à§‡à¥¤</text:p>
            <text:p/>
          </table:table-cell>
          <table:table-cell office:value-type="string" calcext:value-type="string">
            <text:p/>
            <text:p>à¦•à¦®à¦ªà¦•à§à¦·à§‡ à§© à¦¬à¦›à¦°à§‡à¦° à¦…à¦­à¦¿à¦œà§à¦žà¦¤à¦¾ à¦¥à¦¾à¦•à¦¤à§‡ à¦¹à¦¬à§‡    à¦¸à¦¿à¦à¦¨ à¦•à§‹à¦°à§à¦¸ à¦•à¦°à¦¾ à¦¥à¦¾à¦•à¦¤à§‡ à¦¹à¦¬à§‡ , à¦®à¦¾à¦‡à¦•à§à¦°à§‹à¦Ÿà¦¿à¦• à¦à¦¬à¦‚ à¦…à¦²à¦Ÿà¦¿ à¦¤à§‡ à¦…à¦­à¦¿à¦œà§à¦ž à¦¥à¦¾à¦•à¦¤à§‡ à¦¹à¦¬à§‡ , à¦¨à§‡à¦Ÿà¦“à§Ÿà¦¾à¦°à§à¦• à¦ à¦…à¦­à¦¿à¦œà§à¦žà¦¤à¦¾ à¦¸à¦®à§à¦ªà¦¨à§à¦¨ à¦¥à¦¾à¦•à¦¤à§‡ à¦¹à¦¬à§‡à¥¤</text:p>
            <text:p/>
          </table:table-cell>
          <table:table-cell office:value-type="string" calcext:value-type="string">
            <text:p/>
            <text:p>Â Negotiable</text:p>
            <text:p>                                                                    </text:p>
          </table:table-cell>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8">
          <table:table-cell office:value-type="string" calcext:value-type="string">
            <text:p>Full Stack Developer</text:p>
          </table:table-cell>
          <table:table-cell office:value-type="string" calcext:value-type="string">
            <text:p>Escenic Asia Ltd. </text:p>
          </table:table-cell>
          <table:table-cell office:value-type="string" calcext:value-type="string">
            <text:p/>
            <text:p>                                                                01</text:p>
            <text:p>                                                                </text:p>
          </table:table-cell>
          <table:table-cell office:value-type="string" calcext:value-type="string">
            <text:p>As a member of the team, you will participate in project development of various sizes for customers all over the world.</text:p>
            <text:p>You are expected to be an expert in both backend and frontend technologies.</text:p>
            <text:p>As you will work in multi-location teams and cooperate closely with colleagues from other Escenic offices in Oslo, Aarhus, London and Atlanta, you need to be able to communicate efficiently online and have a structured and well-organized approach to work.</text:p>
          </table:table-cell>
          <table:table-cell office:value-type="string" calcext:value-type="string">
            <text:p><text:span text:style-name="T1">Escenic is looking for a talented all-around full stack developer to join our Demo team. The Demo team work with Escenic`s customers to implement high-end online solutions using the Escenic software. Services provided by the team include functional and technical design, front-end and back-end development, quality assurance, training and more.</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Engineering or equivalent</text:p>
            <text:p/>
          </table:table-cell>
          <table:table-cell office:value-type="string" calcext:value-type="string">
            <text:p/>
            <text:p>At least 3+ years of experience in software development </text:p>
            <text:p>Good knowledge of OOP, Java/Java EE, JavaScript, jQuery, NodeJS, GraphQL, PHP, CSS, HTML5, bootstrap, docker and related technologies</text:p>
            <text:p>Strong database knowledge and familiarity with GIT, Apache Tomcat, Apache SOLR;</text:p>
            <text:p>Understanding of the challenges of creating scalable, high-performance web applications;</text:p>
            <text:p>Advanced usage skills of Linux or other Unix-based operating systems;</text:p>
            <text:p>Excellent communication skills in English, both oral and written;</text:p>
            <text:p>Capability to work in a virtual team and communicate efficiently online;</text:p>
            <text:p>Strong problem solving and analytical skills;</text:p>
            <text:p>Understanding of agile software development principles (having worked in a Scrum team is a plus).</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9">
          <table:table-cell office:value-type="string" calcext:value-type="string">
            <text:p>Software Engineer in Test</text:p>
          </table:table-cell>
          <table:table-cell office:value-type="string" calcext:value-type="string">
            <text:p>Escenic Asia Ltd. </text:p>
          </table:table-cell>
          <table:table-cell office:value-type="string" calcext:value-type="string">
            <text:p/>
            <text:p>                                                                01</text:p>
            <text:p>                                                                </text:p>
          </table:table-cell>
          <table:table-cell office:value-type="string" calcext:value-type="string">
            <text:p/>
            <text:p>As a tester for Escenic, you will be involved in quality assurance all the way, from the design phase of a feature, throughout its development, test, automation, and delivery of the feature in  frequent releases. You will work with everyone in the team in order to improve and build quality into the product as early as possible.</text:p>
            <text:p>You will be working closely with the product owner, the development and QA team across multiple locations, which requires that you are comfortable with communication with our team members via Skype and other digital media.</text:p>
            <text:p>We are looking for a self-motivated and team test automation engineer to join our QA team. Our QA team is highly focused on pushing our products to their limits, making sure they perform to meet customer expectations and conform to the highest quality standards.</text:p>
            <text:p>Working team-based with PO, designer, developer and tester</text:p>
            <text:p>Design of test cases for manual and automatic execution</text:p>
            <text:p>Automating regression test cases</text:p>
            <text:p>Defect reporting and management</text:p>
            <text:p>Further development and maintenance of our test automation system</text:p>
            <text:p>Frequent communication with offshore stakeholders</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Engineering or equivalent</text:p>
            <text:p/>
          </table:table-cell>
          <table:table-cell office:value-type="string" calcext:value-type="string">
            <text:p/>
            <text:p>At least 3+ years of experience in software testing (as SQA Engineer/ QA Engineer/ Software Tester/Test Engineer /Software Test Engineer/ Software QA Engineer/ Software Quality Assurance Engineer etc).</text:p>
            <text:p>Experience with System test automation technologies like protractor/selenium.</text:p>
            <text:p>Experience with Linux-based operating systems.</text:p>
            <text:p>Coding ability in one of the following - Python/JavaScript/Bash-Scripting/TypeScript</text:p>
            <text:p>Previous web service or API testing experience is beneficial</text:p>
            <text:p>Knowledge or experience with the testing methodologies Early test, Risk-Based Testing, Structured and unstructured test design techniques.</text:p>
            <text:p>Experience in debugging test failures, using investigative procedures and code analysis, in order to track down bugs</text:p>
            <text:p>A true passion to learn and adopt new technical skills</text:p>
            <text:p>Excellent written and verbal communication skills are an absolute must.</text:p>
            <text:p>You are self-driven, proactive and result-oriented</text:p>
            <text:p>You have a high level of ability to motivate yourself in a fast-paced and ever-changing environment</text:p>
            <text:p>You are outgoing and relationship-building</text:p>
            <text:p>You work well in close cooperation with your colleagues and are a good team player</text:p>
            <text:p>You work analytically and structured</text:p>
            <text:p>You are quality minded and with a natural focus to details</text:p>
            <text:p>You possess great drive and commitment and have a positive approach to things</text:p>
            <text:p>You have the ability to suggest solutions.</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the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10">
          <table:table-cell office:value-type="string" calcext:value-type="string">
            <text:p>Software Engineer</text:p>
          </table:table-cell>
          <table:table-cell office:value-type="string" calcext:value-type="string">
            <text:p>Escenic Asia Ltd. </text:p>
          </table:table-cell>
          <table:table-cell office:value-type="string" calcext:value-type="string">
            <text:p/>
            <text:p>                                                                02</text:p>
            <text:p>                                                                </text:p>
          </table:table-cell>
          <table:table-cell office:value-type="string" calcext:value-type="string">
            <text:p/>
            <text:p>We are looking for a self-motivated and team oriented expert Developer to join our R&amp;D teams. </text:p>
            <text:p>The candidate should be comfortable in working in any architectural layer and module of our online publishing solution. </text:p>
            <text:p>Our R&amp;D teams are highly focused to push products to their limit, making sure products and plugins perform to customer expectations and conform to the highest quality standards.</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 or equivalent</text:p>
            <text:p/>
          </table:table-cell>
          <table:table-cell office:value-type="string" calcext:value-type="string">
            <text:p/>
            <text:p>At least 3+ years of experience in software development</text:p>
            <text:p>Deep understanding of OOP</text:p>
            <text:p>Intimate knowledge of essential algorithms and data structures</text:p>
            <text:p>Decent knowledge on JavaScript/AngularJS/TypeScript</text:p>
            <text:p>Experience with JSON, XML, and RESTful web services</text:p>
            <text:p>Ability to implement ideas into high-quality product features</text:p>
            <text:p>Experience in analyzing code to find bugs and revise code</text:p>
            <text:p>Understanding of web technologies</text:p>
            <text:p>Ability to provide technical assistance by responding to inquiries from customers and other stakeholders</text:p>
            <text:p>Ability to write maintainable code</text:p>
            <text:p>Familiarity with agile development processes (Scrum, Kanban)</text:p>
            <text:p>Must have excellent written and verbal communication skills</text:p>
            <text:p>Strong problem solving and analytical skills</text:p>
            <text:p>Passion to learn and adopt new technical skills</text:p>
            <text:p>Must be a team player, self driven, proactive and result oriented</text:p>
            <text:p>Able to work well in a fast-paced changing environment</text:p>
            <text:p>Previous experience working in agile methodology would be nice</text:p>
            <text:p>Able to join the team as soon as possible</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3">
          <table:table-cell office:value-type="string" calcext:value-type="string">
            <text:p>Senior Software Engineer</text:p>
          </table:table-cell>
          <table:table-cell office:value-type="string" calcext:value-type="string">
            <text:p>TigerIT Bangladesh Limited </text:p>
          </table:table-cell>
          <table:table-cell office:value-type="string" calcext:value-type="string">
            <text:p/>
            <text:p>                                                                Not specific</text:p>
            <text:p>                                                                </text:p>
          </table:table-cell>
          <table:table-cell office:value-type="string" calcext:value-type="string">
            <text:p>Involve in biding activities and support bidding team with RFP, Proposal Preparation, pre-bid meeting etc.</text:p>
            <text:p>Maintain liaison with existing and prospective client and/or existing client and provide them with support service.</text:p>
            <text:p>Involve in conducting Customer Training and Training of the Trainers (ToT)</text:p>
            <text:p>Organize material and complete writing assignment according to set standards regarding order, clarity, conciseness, style, and terminology.</text:p>
            <text:p>Develops software solutions by studying information needs; conferring with users; studying systems flow, data usage, and work processes; investigating problem areas; following the software development life-cycle.</text:p>
            <text:p>Determines operational feasibility by evaluating analysis, problem definition, requirements, solution development, and proposed solutions.</text:p>
            <text:p>Documents and demonstrates solutions by developing documentation, flowcharts, layouts, diagrams, charts, code comments and clear code.</text:p>
            <text:p>Prepares and installs solutions by determining and designing system specifications, standards, and programming.</text:p>
            <text:p>Improves operations by conducting systems analysis; recommending changes in policies and procedures.</text:p>
            <text:p>Updates job knowledge by studying state-of-the-art development tools, programming techniques, and computing equipment; participating in educational opportunities; reading professional publications; maintaining personal networks; participating in professional organizations.</text:p>
            <text:p>Protects operations by keeping information confidential.</text:p>
            <text:p>Provides information by collecting, analyzing, and summarizing development and service issues.</text:p>
            <text:p>Accomplishes engineering and organization mission by completing related results as needed.</text:p>
            <text:p>Supports and develops software engineers by providing advice, coaching and educational opportunities.</text:p>
            <text:p>Mentor junior and mid-level engineers</text:p>
            <text:p>Collaborate with team to brainstorm and create new products</text:p>
            <text:p>Grow engineering teams by interviewing, recruiting and hiring</text:p>
            <text:p>Participates and allocates personnel to seminar, workshop, business fair, training in a systematic manner.</text:p>
            <text:p>Help or participate with the HR recruitment process.</text:p>
          </table:table-cell>
          <table:table-cell office:value-type="string" calcext:value-type="string">
            <text:p><text:span text:style-name="T1">Under general guidance and supervision of Team Lead (TL); the purpose of the position is to ensure the software idea creation, maintenance of idea transformation to development team and overall success of computer programs and applications from clients perspective. Senior Software Engineer will develop information systems by studying operations; designing, developing and installing software solutions; support and develop software team. The Senior Software Engineer will lead a team of developers responsible for building new and support existing projects and products.</text:span></text:p>
            <text:p><text:span text:style-name="T1">                                                        </text:span></text:p>
          </table:table-cell>
          <table:table-cell office:value-type="string" calcext:value-type="string">
            <text:p/>
            <text:p>                                                                Full-time</text:p>
            <text:p>                                                            </text:p>
          </table:table-cell>
          <table:table-cell office:value-type="string" calcext:value-type="string">
            <text:p/>
            <text:p>Â 3 to 4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 engineering</text:p>
            <text:p/>
          </table:table-cell>
          <table:table-cell office:value-type="string" calcext:value-type="string">
            <text:p/>
            <text:p>Experience implementing Middleware, with service oriented architecture (SOA) based web services. </text:p>
            <text:p>Experience with EJB, J2EE, Web Services (SOAP, WSDL, REST etc.), JavaBeans, JPA</text:p>
            <text:p>Experience on Full stack JAVA enterprise level application development, Algorithm and Data Structure.</text:p>
            <text:p>Good  knowledge over Maven, GIT, SVN</text:p>
            <text:p>Experience over Project Management tools</text:p>
            <text:p>Depth knowledge on Software design patterns </text:p>
            <text:p>Must have a good grasp of OOP and design patterns that avoid redundancy and promote efficiency, legibility, testability, and maintainability of code </text:p>
            <text:p>Must have a good knowledge on RDBMS (Relational Database Management System). Working experience on Oracle/MySQL. Experience in query optimization is desirable </text:p>
            <text:p>Must be familiar with Linux operating system </text:p>
            <text:p>Web logic/JBOSS Administration/Troubleshooting knowledge is a plus </text:p>
            <text:p>Experience in Elastics search.</text:p>
            <text:p/>
          </table:table-cell>
          <table:table-cell table:number-columns-repeated="2"/>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
          <table:table-cell office:value-type="string" calcext:value-type="string">
            <text:p>Software Engineer</text:p>
          </table:table-cell>
          <table:table-cell office:value-type="string" calcext:value-type="string">
            <text:p>TigerIT Bangladesh Limited </text:p>
          </table:table-cell>
          <table:table-cell office:value-type="string" calcext:value-type="string">
            <text:p/>
            <text:p>                                                                Not specific</text:p>
            <text:p>                                                                </text:p>
          </table:table-cell>
          <table:table-cell office:value-type="string" calcext:value-type="string">
            <text:p>Design, code, test and implement according to software design specifications following standard coding styles and practices</text:p>
            <text:p>Analyze the requirements and understand the deliverable</text:p>
            <text:p>Develop software solutions by studying information needs, systems flow, data usage, and work processes</text:p>
            <text:p>Contribute in all phases of the development lifecycle</text:p>
            <text:p>Document and demonstrate solutions by developing documentation, flowcharts, layouts, diagrams, charts, code comments and clear code</text:p>
            <text:p>Participate in code/ design reviews after investigating current software development projects</text:p>
            <text:p>Seek out new technologies and ideas to add value to project</text:p>
            <text:p>Collaborate with team members and ensure knowledge transfer</text:p>
            <text:p>Deliver across the entire app life cycle - concept, design, build, deploy, test, release to live and support.</text:p>
          </table:table-cell>
          <table:table-cell office:value-type="string" calcext:value-type="string">
            <text:p>Under general guidance and supervision of Team Lead (TL) and Senior Software Engineers (SSE); the purpose of the position is to ensure the software idea creation, maintenance of idea transformation to development team and overall success of computer programs and applications from client`s perspective. Software Engineer will develop information systems by studying operations; designing, developing and installing software solutions; support and develop software. The Software Engineer will work with teams of developers responsible for building new and support existing projects and products.</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 engineering</text:p>
            <text:p/>
          </table:table-cell>
          <table:table-cell office:value-type="string" calcext:value-type="string">
            <text:p/>
            <text:p>Must have good problem solving capabilities.</text:p>
            <text:p>Good basic knowledge of JAVA, Algorithm &amp; Data Structure, OOP, Software design pattern is required.</text:p>
            <text:p>Experience with Web Services (SOAP/ WSDL, REST etc.) and spring framework would be a Plus</text:p>
            <text:p>Good knowledge on RDBMS (Relational Database Management System). Working experience on Oracle/MySQL / PostgreSQL is required.</text:p>
            <text:p>Good Experience on Maven/ANT, Git/SVN is required.</text:p>
            <text:p>Must be familiar with Linux operating system.</text:p>
            <text:p>Must have ability to multi-task and meet hard deadlines.</text:p>
            <text:p/>
          </table:table-cell>
          <table:table-cell table:number-columns-repeated="2"/>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10">
          <table:table-cell office:value-type="string" calcext:value-type="string">
            <text:p>Assistant Manager, IT</text:p>
          </table:table-cell>
          <table:table-cell office:value-type="string" calcext:value-type="string">
            <text:p>Butterfly Marketing Ltd. </text:p>
          </table:table-cell>
          <table:table-cell office:value-type="string" calcext:value-type="string">
            <text:p/>
            <text:p>                                                                1</text:p>
            <text:p>                                                                </text:p>
          </table:table-cell>
          <table:table-cell office:value-type="string" calcext:value-type="string">
            <text:p/>
            <text:p>Carry out developments in SAP ABAP based on requirement given by users and functional consultants</text:p>
            <text:p>Perform code review and single point of contact for all ABAP developments.</text:p>
            <text:p>Ability to help resolve complex technical issues and independently manage critical/complex situations.</text:p>
            <text:p>Familiar with SAP ERP system core modules like MM/PP/SD/FICO and CDS views on HANA Studio.</text:p>
            <text:p>The candidate will be responsible for Technical analysis, designing, reviews, testing an implementation of SAP developments, ranging from small enhancements to large projects.</text:p>
            <text:p>Support business implementations by sharing best practice development skills.</text:p>
            <text:p>Assist initial testing of problem fixes, change request, enhancements, and new functionality.</text:p>
            <text:p>Ability to write and validate the technical specification.</text:p>
            <text:p>Maintain proper documentation for all developments</text:p>
            <text:p>May lead and coordinate the work of a small development team</text:p>
            <text:p>Provides leadership in the development of functional skills in others through active knowledge sharing</text:p>
            <text:p/>
          </table:table-cell>
          <table:table-cell office:value-type="string" calcext:value-type="string">
            <text:p><text:s text:c="56"/></text:p>
          </table:table-cell>
          <table:table-cell office:value-type="string" calcext:value-type="string">
            <text:p/>
            <text:p>                                                                Full-time</text:p>
            <text:p>                                                            </text:p>
          </table:table-cell>
          <table:table-cell office:value-type="string" calcext:value-type="string">
            <text:p/>
            <text:p>Â At least 4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Mobile bill, Profit share, Provident fund, Insurance, GratuityLunch Facilities: Partially SubsidizeSalary Review: YearlyFestival Bonus: 2Weekly Holiday: Friday and 2 Saturday in a month</text:p>
            <text:p/>
          </table:table-cell>
          <table:table-cell office:value-type="string" calcext:value-type="string">
            <text:p/>
            <text:p>Â Oct 30, 2019</text:p>
            <text:p>                                                                        </text:p>
          </table:table-cell>
          <table:table-cell office:value-type="string" calcext:value-type="string">
            <text:p/>
            <text:p>Â Nov 9, 2019</text:p>
            <text:p>                                                                        </text:p>
          </table:table-cell>
          <table:table-cell table:number-columns-repeated="1007"/>
        </table:table-row>
        <table:table-row table:style-name="ro11">
          <table:table-cell office:value-type="string" calcext:value-type="string">
            <text:p>Software Architec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table:table-cell office:value-type="string" calcext:value-type="string">
            <text:p/>
            <text:p>                                                                Full-time</text:p>
            <text:p>                                                            </text:p>
          </table:table-cell>
          <table:table-cell office:value-type="string" calcext:value-type="string">
            <text:p/>
            <text:p>Â 7 to 10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Sc or B.Sc in computer Science and engineering from any reputed public or private university</text:p>
            <text:p/>
          </table:table-cell>
          <table:table-cell office:value-type="string" calcext:value-type="string">
            <text:p/>
            <text:p>Advanced knowledge of architectural styles and design patterns; </text:p>
            <text:p>Broad and extensive knowledge of the software development process and its technologies;</text:p>
            <text:p>Understanding of various coding methods and computer languages;</text:p>
            <text:p>Data modeling and database design experience;</text:p>
            <text:p>Experience with software development lifecycle (SDLC) processes;</text:p>
            <text:p>Experience with service-oriented architecture (SOA);</text:p>
            <text:p>Communication and collaboration skill to interact with clients, product managers and developers.</text:p>
            <text:p/>
          </table:table-cell>
          <table:table-cell office:value-type="string" calcext:value-type="string">
            <text:p/>
            <text:p>Â Negotiable</text:p>
            <text:p>                                                                    </text:p>
          </table:table-cell>
          <table:table-cell office:value-type="string" calcext:value-type="string">
            <text:p/>
            <text:p>Mobile bill, Tour allowance, Performance bonus, Provident fund, Weekly 2 holidays, Insurance, GratuityFestival Bonus: 2</text:p>
            <text:p/>
          </table:table-cell>
          <table:table-cell office:value-type="string" calcext:value-type="string">
            <text:p/>
            <text:p>Â Oct 30, 2019</text:p>
            <text:p>                                                                        </text:p>
          </table:table-cell>
          <table:table-cell office:value-type="string" calcext:value-type="string">
            <text:p/>
            <text:p>Â Nov 17, 2019</text:p>
            <text:p>                                                                        </text:p>
          </table:table-cell>
          <table:table-cell table:number-columns-repeated="1007"/>
        </table:table-row>
        <table:table-row table:style-name="ro12">
          <table:table-cell office:value-type="string" calcext:value-type="string">
            <text:p>Associate System Engineer, Information Technology</text:p>
          </table:table-cell>
          <table:table-cell office:value-type="string" calcext:value-type="string">
            <text:p>Aarong </text:p>
          </table:table-cell>
          <table:table-cell office:value-type="string" calcext:value-type="string">
            <text:p/>
            <text:p>                                                                1</text:p>
            <text:p>                                                                </text:p>
          </table:table-cell>
          <table:table-cell office:value-type="string" calcext:value-type="string">
            <text:p/>
            <text:p>Ensure installation, configuration, troubleshooting and maintenance of all Laser printer, Dot matrix printer, barcode printer, color printers, PC, Laptop etc.</text:p>
            <text:p>Periodical servicing all printers and PC</text:p>
            <text:p>Providing day-to-day operational support forall printers, toners and PC</text:p>
            <text:p>Refilling printer toner for laser printer and colour printer.</text:p>
            <text:p>Maintaining disposal IT devices.</text:p>
            <text:p>Install and update application and customize software.</text:p>
            <text:p>Provide support during year ending inventory</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most 32 years</text:p>
            <text:p>                                                                    </text:p>
          </table:table-cell>
          <table:table-cell office:value-type="string" calcext:value-type="string">
            <text:p/>
            <text:p>Â Dhaka</text:p>
            <text:p>                                                                    </text:p>
          </table:table-cell>
          <table:table-cell/>
          <table:table-cell office:value-type="string" calcext:value-type="string">
            <text:p/>
            <text:p>B.Sc in Computer Science and Engineering.</text:p>
            <text:p>Professional certification on A+ Hardware and Network.</text:p>
            <text:p/>
          </table:table-cell>
          <table:table-cell office:value-type="string" calcext:value-type="string">
            <text:p/>
            <text:p>Age at most 32 years </text:p>
            <text:p>Experience in PC, laptop and printer servicing and troubleshooting.</text:p>
            <text:p>Must have excellent knowledge on Troubleshoot in details for PC, Laptop and printers, Configuration PC, Laptop and printers and Implement and operate In-house software.</text:p>
            <text:p>  Must have skill on problem solving and decision making, analytical ability, effective communication, report writing, presentation and delegation.</text:p>
            <text:p/>
          </table:table-cell>
          <table:table-cell office:value-type="string" calcext:value-type="string">
            <text:p/>
            <text:p>Â Negotiable</text:p>
            <text:p>                                                                    </text:p>
          </table:table-cell>
          <table:table-cell office:value-type="string" calcext:value-type="string">
            <text:p/>
            <text:p>Provident fund, Weekly 2 holidays, Insurance, Gratuity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3">
          <table:table-cell office:value-type="string" calcext:value-type="string">
            <text:p>Web Application Developer (Television)</text:p>
          </table:table-cell>
          <table:table-cell office:value-type="string" calcext:value-type="string">
            <text:p>Walton Hi-Tech Industries Ltd. </text:p>
          </table:table-cell>
          <table:table-cell office:value-type="string" calcext:value-type="string">
            <text:p/>
            <text:p>                                                                01</text:p>
            <text:p>                                                                </text:p>
          </table:table-cell>
          <table:table-cell office:value-type="string" calcext:value-type="string">
            <text:p/>
            <text:p>PHP/Laravel/ASP.Net web api development.</text:p>
            <text:p>Database designing.</text:p>
            <text:p>To build web api.</text:p>
            <text:p>Web application development.</text:p>
            <text:p>To ensure security of web api.</text:p>
            <text:p>To make fast streaming proces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IT from any reputed University.</text:p>
            <text:p/>
          </table:table-cell>
          <table:table-cell office:value-type="string" calcext:value-type="string">
            <text:p/>
            <text:p>Age at least 24 years </text:p>
            <text:p>Skills Required: Android application development, HTML &amp; CSS, Linux, Linux-based Mail Server, MySQL, PHP, Web Developer/ Web Designer, Json.</text:p>
            <text:p>Sound Knowledge on Java / Android application development.</text:p>
            <text:p>Must have expertise in PHP framework (CakePHP, Codeignitor, Laravel etc) / ASP.Net Web api development.</text:p>
            <text:p>Deep knowledge about OOP and MVC framework.</text:p>
            <text:p>Advanced knowledge of SQL/MySQL database query.</text:p>
            <text:p>Familiar with Web application development tools.</text:p>
            <text:p>Knowledge of various Web API's and how to integrate with 3rd party system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0, 2019</text:p>
            <text:p>                                                                        </text:p>
          </table:table-cell>
          <table:table-cell office:value-type="string" calcext:value-type="string">
            <text:p/>
            <text:p>Â Nov 13, 2019</text:p>
            <text:p>                                                                        </text:p>
          </table:table-cell>
          <table:table-cell table:number-columns-repeated="1007"/>
        </table:table-row>
        <table:table-row table:style-name="ro8">
          <table:table-cell office:value-type="string" calcext:value-type="string">
            <text:p>Executive/ Sr. Executive - MIS</text:p>
          </table:table-cell>
          <table:table-cell office:value-type="string" calcext:value-type="string">
            <text:p>Lakeshore Hotel And Apartments </text:p>
          </table:table-cell>
          <table:table-cell office:value-type="string" calcext:value-type="string">
            <text:p/>
            <text:p>                                                                01</text:p>
            <text:p>                                                                </text:p>
          </table:table-cell>
          <table:table-cell office:value-type="string" calcext:value-type="string">
            <text:p/>
            <text:p>To configure and maintain CISCO/ MikroTik layer2 and layer 3 devicesManage information technology system activities. Maintain and administer computer networks and related computing environments including computer hardware, systems software, applications software, and all configurations to enhance performance and user access.To configure and maintain Linux based servers link DNS, Mail, Proxy, Web, MRTG, Log server and monitoring serverImplement security measures for computer or information systems.Maintain server and network related issues.Perform data backups and disaster recovery operations.Diagnose, troubleshoot, and resolve hardware, software, or other network and system problems, and replace defective components when necessary.Troubleshooting of critical device and server related issuesConfigure, monitor, and maintain email applications or virus protection software.Operate master consoles to monitor the performance of computer systems and networks, and to coordinate computer network access and use.Resolve information technology issues. Resolve computer network problems.Resolve computer software problems.Perform other duties as needed and as directed by Managing Director, General Manager and other leadership team members</text:p>
            <text:p/>
          </table:table-cell>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table:table-cell office:value-type="string" calcext:value-type="string">
            <text:p/>
            <text:p>Diploma in Computer, Bachelor of Science (BSc)</text:p>
            <text:p>Skills Required: Cisco, DNS, Mikrotik, Organizing</text:p>
            <text:p/>
          </table:table-cell>
          <table:table-cell office:value-type="string" calcext:value-type="string">
            <text:p/>
            <text:p>Age 25 to 32 years </text:p>
            <text:p>Only males are allowed to apply</text:p>
            <text:p>Demonstrated success in collaborating with diverse organizational functions to accomplish common goals.</text:p>
            <text:p>Exceptional service orientation, with keen ability to focus and deliver on guest needs.</text:p>
            <text:p>Reliable and responsible character, with follow up and attention to detail.</text:p>
            <text:p>Proactive approach, with exceptional initiative and problem-solving abilities to ensure the highest levels of productivity and guest satisfaction. </text:p>
            <text:p>Ability to multi-task and effectively manage numerous priorities within a fast-paced environment.  </text:p>
            <text:p>Previous experience with Hotel brands is a major plus.</text:p>
            <text:p/>
          </table:table-cell>
          <table:table-cell/>
          <table:table-cell office:value-type="string" calcext:value-type="string">
            <text:p/>
            <text:p>Lunch Facilities: Full Subsidize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9">
          <table:table-cell office:value-type="string" calcext:value-type="string">
            <text:p>Senior PHP Programmer</text:p>
          </table:table-cell>
          <table:table-cell office:value-type="string" calcext:value-type="string">
            <text:p>aan-nahl </text:p>
          </table:table-cell>
          <table:table-cell office:value-type="string" calcext:value-type="string">
            <text:p/>
            <text:p>                                                                01</text:p>
            <text:p>                                                                </text:p>
          </table:table-cell>
          <table:table-cell office:value-type="string" calcext:value-type="string">
            <text:p>Plan, code, test, and deploy new features/applications/projects/modules/plugins</text:p>
            <text:p>Minor and major application feature development</text:p>
            <text:p>Assist stakeholders in developing feature specifications</text:p>
            <text:p>Troubleshoot application bugs and determine resolutions</text:p>
            <text:p>Prepare and maintain all applications utilizing standard development tools</text:p>
            <text:p>Utilize backend data services and contribute to increasing existing data services API</text:p>
            <text:p>Lead the entire web application development life cycle right from concept stage to delivery and post-launch support</text:p>
            <text:p>Document the development process, architecture, and standard components</text:p>
            <text:p>Profound skill in MySql ERD, query building and SP</text:p>
          </table:table-cell>
          <table:table-cell office:value-type="string" calcext:value-type="string">
            <text:p><text:span text:style-name="T1">We are looking for talented, passionate &amp; creative Expert PHP programmers (Laravel Framework)</text:span></text:p>
            <text:p><text:span text:style-name="T1">                                                        </text:span></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 in CSERenowned private University's candidates are encouraged to apply</text:p>
            <text:p>University of Dhaka,Shahjalal University of Science &amp; Technology,Bangladesh University of Engineering and Technology,Jahangirnagar University students will get preference</text:p>
            <text:p/>
          </table:table-cell>
          <table:table-cell office:value-type="string" calcext:value-type="string">
            <text:p/>
            <text:p>Both males and females are allowed to apply</text:p>
            <text:p>2+ Years experience with Laravel and Vue js</text:p>
            <text:p>At least 3 years working experience in Laravel or cakphp3 framework</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No bonus, We maintain the flat salary.</text:p>
            <text:p/>
          </table:table-cell>
          <table:table-cell office:value-type="string" calcext:value-type="string">
            <text:p/>
            <text:p>Â Oct 30, 2019</text:p>
            <text:p>                                                                        </text:p>
          </table:table-cell>
          <table:table-cell office:value-type="string" calcext:value-type="string">
            <text:p/>
            <text:p>Â Nov 28, 2019</text:p>
            <text:p>                                                                        </text:p>
          </table:table-cell>
          <table:table-cell table:number-columns-repeated="1007"/>
        </table:table-row>
        <table:table-row table:style-name="ro13">
          <table:table-cell office:value-type="string" calcext:value-type="string">
            <text:p>Programmer/ Senior Programmer</text:p>
          </table:table-cell>
          <table:table-cell office:value-type="string" calcext:value-type="string">
            <text:p>Garments manufacturer </text:p>
          </table:table-cell>
          <table:table-cell office:value-type="string" calcext:value-type="string">
            <text:p/>
            <text:p>                                                                Not specific</text:p>
            <text:p>                                                                </text:p>
          </table:table-cell>
          <table:table-cell office:value-type="string" calcext:value-type="string">
            <text:p>Very good knowledge of C# and the .NET Framework</text:p>
            <text:p>Good grasp of Object-Oriented Programming practices, SOLID principles</text:p>
            <text:p>Knowledge of SQL, and SQL Server</text:p>
            <text:p>Desirable, experience with WinForms</text:p>
            <text:p>Desirable, experience with ASP.NET</text:p>
            <text:p>Desirable, knowledge/experience in Unit Testing and Test-Driven Development</text:p>
          </table:table-cell>
          <table:table-cell office:value-type="string" calcext:value-type="string">
            <text:p><text:span text:style-name="T1"/></text:p>
            <text:p><text:span text:style-name="T1">                                                            100% export oriented garments manufacturing and Spanish invested organization is offering Career Opportunity for Programmer/ Senior Programmer</text:span></text:p>
            <text:p><text:span text:style-name="T1">                                                        </text:span></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28 years</text:p>
            <text:p>                                                                    </text:p>
          </table:table-cell>
          <table:table-cell office:value-type="string" calcext:value-type="string">
            <text:p/>
            <text:p>Â Anywhere in Bangladesh</text:p>
            <text:p>                                                                    </text:p>
          </table:table-cell>
          <table:table-cell/>
          <table:table-cell office:value-type="string" calcext:value-type="string">
            <text:p/>
            <text:p>B.Sc in CSE/ ICT from reputed public or private university</text:p>
            <text:p/>
          </table:table-cell>
          <table:table-cell office:value-type="string" calcext:value-type="string">
            <text:p/>
            <text:p>Age 25 to 28 years </text:p>
            <text:p>Only males are allowed to apply</text:p>
            <text:p>Only dynamic, self-committed, energetic and hardworking candidates are encouraged to Apply</text:p>
            <text:p>Strong interpersonal and communication skills.</text:p>
            <text:p>Able to perform under pressure in a dynamic work environment</text:p>
            <text:p>Strong interpersonal skills, ability to interact and build relationships work as a team</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30, 2019</text:p>
            <text:p>                                                                        </text:p>
          </table:table-cell>
          <table:table-cell office:value-type="string" calcext:value-type="string">
            <text:p/>
            <text:p>Â Nov 25, 2019</text:p>
            <text:p>                                                                        </text:p>
          </table:table-cell>
          <table:table-cell table:number-columns-repeated="100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2:07:04.1918512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1T12:21:12.527726226</dc:date>
    <meta:editing-duration>PT24M35S</meta:editing-duration>
    <meta:editing-cycles>5</meta:editing-cycles>
    <meta:generator>LibreOffice/6.2.7.1$Linux_X86_64 LibreOffice_project/20$Build-1</meta:generator>
    <meta:document-statistic meta:table-count="1" meta:cell-count="275" meta:object-count="0"/>
  </office:meta>
</office:document-meta>
</file>